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01b4d2" style:font-size-asian="14pt" style:font-weight-asian="bold" style:font-size-complex="14pt"/>
    </style:style>
    <style:style style:name="T1" style:family="text">
      <style:text-properties officeooo:rsid="001ca801"/>
    </style:style>
    <style:style style:name="T2" style:family="text">
      <style:text-properties officeooo:rsid="001d519f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ca801" style:letter-kerning="true" style:font-name-asian="DejaVu Sans" style:font-style-asian="normal" style:font-name-complex="Liberation Sans1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d519f" style:letter-kerning="true" style:font-name-asian="DejaVu Sans" style:font-style-asian="normal" style:font-name-complex="Liberation Sans1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01b4d2" style:letter-kerning="true" style:font-name-asian="DejaVu Sans" style:font-style-asian="normal" style:font-name-complex="Liberation Sans1" style:text-emphasize="none"/>
    </style:style>
    <style:style style:name="T6" style:family="text">
      <style:text-properties officeooo:rsid="0001b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6">4</text:span>: <text:span text:style-name="T1">Operaciones </text:span><text:span text:style-name="T2">B</text:span><text:span text:style-name="T1">inar</text:span><text:span text:style-name="T3">ías </text:span><text:span text:style-name="T4">S</text:span><text:span text:style-name="T3">obre </text:span><text:span text:style-name="T4">D</text:span><text:span text:style-name="T3">atos </text:span><text:span text:style-name="T5">Estructurad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28:12.634211094</meta:creation-date>
    <dc:date>2024-03-05T21:28:34.262665468</dc:date>
    <meta:editing-duration>PT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9" meta:character-count="66" meta:non-whitespace-character-count="57"/>
  </office:meta>
</office:document-meta>
</file>